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1" style:family="table-cell" style:parent-style-name="Default">
      <style:table-cell-properties style:rotation-align="non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20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90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9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4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5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5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5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5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5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5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5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5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5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5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5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6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6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6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6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6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6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6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6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6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6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6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64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6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361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7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8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8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390" office:value-type="float" office:value="2" calcext:value-type="float" table:number-columns-spanned="2" table:number-rows-spanned="1">
            <text:p>2</text:p>
          </table:table-cell>
          <table:covered-table-cell table:style-name="ce392"/>
          <table:table-cell table:style-name="ce39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06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1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23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29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35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43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51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55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59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63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71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7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8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8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9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9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00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06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12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1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20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24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2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3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3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40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44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48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52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56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60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64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7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7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88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9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9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00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04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0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1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1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2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2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3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3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40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44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48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5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00" table:number-columns-spanned="2" table:number-rows-spanned="1"/>
          <table:covered-table-cell table:style-name="ce20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repeated="26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</calcext:conditional-formats>
      </table:table>
      <table:table table:name="Task-Requirements" table:style-name="ta2">
        <table:table-column table:style-name="co5" table:default-cell-style-name="ce664"/>
        <table:table-column table:style-name="co6" table:default-cell-style-name="ce664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4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6" office:value-type="string" calcext:value-type="string">
            <text:p>Δt<text:span text:style-name="T1">exec</text:span></text:p>
          </table:table-cell>
          <table:table-cell table:style-name="ce668"/>
          <table:table-cell table:style-name="ce666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5" office:value-type="string" calcext:value-type="string">
            <text:p>T<text:span text:style-name="T2">1</text:span> =</text:p>
          </table:table-cell>
          <table:table-cell table:style-name="ce665" office:value-type="string" calcext:value-type="string">
            <text:p>(</text:p>
          </table:table-cell>
          <table:table-cell table:style-name="ce667" office:value-type="float" office:value="7" calcext:value-type="float">
            <text:p>7</text:p>
          </table:table-cell>
          <table:table-cell table:style-name="ce665" office:value-type="string" calcext:value-type="string">
            <text:p>,</text:p>
          </table:table-cell>
          <table:table-cell table:style-name="ce667" office:value-type="float" office:value="20" calcext:value-type="float">
            <text:p>20</text:p>
          </table:table-cell>
          <table:table-cell table:style-name="ce665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2</text:span> =</text:p>
          </table:table-cell>
          <table:table-cell table:style-name="ce665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5" office:value-type="string" calcext:value-type="string">
            <text:p>,</text:p>
          </table:table-cell>
          <table:table-cell table:style-name="ce667" office:value-type="float" office:value="12" calcext:value-type="float">
            <text:p>12</text:p>
          </table:table-cell>
          <table:table-cell table:style-name="ce665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5" office:value-type="string" calcext:value-type="string">
            <text:p>T<text:span text:style-name="T2">3</text:span> =</text:p>
          </table:table-cell>
          <table:table-cell table:style-name="ce665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5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5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4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5" office:value-type="string" calcext:value-type="string">
            <text:p>T<text:span text:style-name="T2">1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2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5" office:value-type="string" calcext:value-type="string">
            <text:p>T<text:span text:style-name="T2">3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5" office:value-type="string" calcext:value-type="string">
            <text:p>T<text:span text:style-name="T2">4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5" office:value-type="string" calcext:value-type="string">
            <text:p>T<text:span text:style-name="T2">1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5" office:value-type="string" calcext:value-type="string">
            <text:p>T<text:span text:style-name="T2">2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5" office:value-type="string" calcext:value-type="string">
            <text:p>T<text:span text:style-name="T2">3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5" office:value-type="string" calcext:value-type="string">
            <text:p>T<text:span text:style-name="T2">4</text:span> =</text:p>
          </table:table-cell>
          <table:table-cell table:style-name="ce665" office:value-type="string" calcext:value-type="string">
            <text:p>(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,</text:p>
          </table:table-cell>
          <table:table-cell table:style-name="ce667"/>
          <table:table-cell table:style-name="ce665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7:53:33.2483014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7:56:08.963138191</dc:date>
    <meta:editing-cycles>33</meta:editing-cycles>
    <meta:editing-duration>PT2H49M1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